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 style:font-charset="x-symbol"/>
    <style:font-face style:name="F" svg:font-family="" style:font-family-generic="roman"/>
    <style:font-face style:name="Lohit Marathi" svg:font-family="'Lohit Marathi'" style:font-pitch="variable"/>
    <style:font-face style:name="新細明體" svg:font-family="新細明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629b0" officeooo:paragraph-rsid="000629b0"/>
    </style:style>
    <style:style style:name="P2" style:family="paragraph" style:parent-style-name="Standard">
      <style:text-properties officeooo:rsid="000629b0" officeooo:paragraph-rsid="000942ee"/>
    </style:style>
    <style:style style:name="P3" style:family="paragraph" style:parent-style-name="Heading" style:list-style-name="L1">
      <style:text-properties fo:font-size="12pt" officeooo:paragraph-rsid="000629b0" style:font-size-asian="12pt" style:font-size-complex="12pt"/>
    </style:style>
    <style:style style:name="P4" style:family="paragraph" style:parent-style-name="Heading" style:list-style-name="L1">
      <style:text-properties fo:font-size="12pt" officeooo:rsid="000629b0" officeooo:paragraph-rsid="000629b0" style:font-size-asian="12pt" style:font-size-complex="12pt"/>
    </style:style>
    <style:style style:name="P5" style:family="paragraph" style:parent-style-name="Heading" style:list-style-name="L1">
      <style:text-properties fo:font-size="12pt" officeooo:rsid="000629b0" officeooo:paragraph-rsid="00080596" style:font-size-asian="12pt" style:font-size-complex="12pt"/>
    </style:style>
    <style:style style:name="P6" style:family="paragraph" style:parent-style-name="Heading" style:list-style-name="L1">
      <style:text-properties officeooo:paragraph-rsid="000629b0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 style:list-style-name="L1">
      <style:text-properties fo:font-size="12pt" officeooo:rsid="000629b0" officeooo:paragraph-rsid="000629b0" style:font-size-asian="12pt" style:font-size-complex="12pt"/>
    </style:style>
    <style:style style:name="P9" style:family="paragraph" style:parent-style-name="Text_20_body">
      <style:text-properties fo:font-size="12pt" officeooo:rsid="000629b0" officeooo:paragraph-rsid="00080596" style:font-size-asian="12pt" style:font-size-complex="12pt"/>
    </style:style>
    <style:style style:name="P10" style:family="paragraph" style:parent-style-name="Text_20_body" style:list-style-name="L2">
      <style:text-properties fo:font-size="12pt" officeooo:rsid="00080596" officeooo:paragraph-rsid="00080596" style:font-size-asian="12pt" style:font-size-complex="12pt"/>
    </style:style>
    <style:style style:name="P11" style:family="paragraph" style:parent-style-name="Text_20_body" style:list-style-name="L2">
      <style:text-properties fo:font-size="12pt" officeooo:rsid="000942ee" officeooo:paragraph-rsid="000942ee" style:font-size-asian="12pt" style:font-size-complex="12pt"/>
    </style:style>
    <style:style style:name="P12" style:family="paragraph" style:parent-style-name="Text_20_body" style:list-style-name="L2">
      <style:text-properties fo:font-size="12pt" style:font-size-asian="12pt" style:font-size-complex="12pt"/>
    </style:style>
    <style:style style:name="P13" style:family="paragraph" style:parent-style-name="Text_20_body" style:list-style-name="L2">
      <style:text-properties fo:font-size="12pt" officeooo:rsid="000a3019" officeooo:paragraph-rsid="000a3019" style:font-size-asian="12pt" style:font-size-complex="12pt"/>
    </style:style>
    <style:style style:name="P14" style:family="paragraph" style:parent-style-name="Text_20_body" style:list-style-name="L2">
      <style:text-properties fo:font-size="12pt" officeooo:rsid="000be1c5" officeooo:paragraph-rsid="000be1c5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629b0" style:font-size-asian="12pt" style:font-size-complex="12pt"/>
    </style:style>
    <style:style style:name="T3" style:family="text">
      <style:text-properties officeooo:rsid="000629b0"/>
    </style:style>
    <style:style style:name="T4" style:family="text">
      <style:text-properties officeooo:rsid="000942ee"/>
    </style:style>
    <style:style style:name="T5" style:family="text">
      <style:text-properties officeooo:rsid="000c081a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Quanmax PICO Ubuntu 14.04.3</text:p>
      <text:h text:style-name="Heading_20_1" text:outline-level="1">內容目錄</text:h>
      <text:p text:style-name="Subtitle">1.專案名稱...........................................................................................................................................1</text:p>
      <text:p text:style-name="Subtitle">2.硬體規格...........................................................................................................................................1</text:p>
      <text:p text:style-name="Subtitle">3.boot磁區規劃 ..................................................................................................................................2</text:p>
      <text:p text:style-name="Subtitle">4.Package list........................................................................................................................................2</text:p>
      <text:p text:style-name="Subtitle">5. Login.................................................................................................................................................3</text:p>
      <text:p text:style-name="Subtitle">6.Debug Mode .....................................................................................................................................3</text:p>
      <text:p text:style-name="Subtitle">7.ToolChain..........................................................................................................................................4</text:p>
      <text:p text:style-name="Text_20_body"/>
      <text:p text:style-name="Text_20_body"/>
      <text:h text:style-name="Heading_20_1" text:outline-level="1">1. 專案名稱</text:h>
      <text:p text:style-name="Text_20_body"><text:tab/><text:span text:style-name="T1">Quanmax PICO Ubuntu 14.04.3</text:span></text:p>
      <text:h text:style-name="Heading_20_1" text:outline-level="1"><text:soft-page-break/>2. 硬體規格</text:h>
      <text:list xml:id="list4946495020895974962" text:style-name="L1">
        <text:list-item>
          <text:p text:style-name="P6"><text:span text:style-name="T1">i.MX6</text:span><text:span text:style-name="T2">D</text:span></text:p>
        </text:list-item>
        <text:list-item>
          <text:p text:style-name="P3">DDR3 Ram , 1G Bytes/ <text:span text:style-name="T3">2G Bytes</text:span> , 533MHz </text:p>
        </text:list-item>
        <text:list-item>
          <text:p text:style-name="P3">eMMC NAND , 4GB/ <text:span text:style-name="T3">8GB</text:span></text:p>
        </text:list-item>
        <text:list-item>
          <text:p text:style-name="P3">USB x3</text:p>
        </text:list-item>
        <text:list-item>
          <text:p text:style-name="P3">Mini OTG</text:p>
        </text:list-item>
        <text:list-item>
          <text:p text:style-name="P3">UART x<text:span text:style-name="T3">2</text:span>(RS232, <text:span text:style-name="T3">RS422, RS485</text:span>)</text:p>
        </text:list-item>
        <text:list-item>
          <text:p text:style-name="P8">I2C</text:p>
        </text:list-item>
        <text:list-item>
          <text:p text:style-name="P4">SD card slot</text:p>
        </text:list-item>
        <text:list-item>
          <text:p text:style-name="P4">Ethernet x2</text:p>
        </text:list-item>
        <text:list-item>
          <text:p text:style-name="P4">HDMI</text:p>
        </text:list-item>
        <text:list-item>
          <text:p text:style-name="P8">LVDS x2(1024x768)</text:p>
        </text:list-item>
        <text:list-item>
          <text:p text:style-name="P4">WiFi (option)</text:p>
        </text:list-item>
        <text:list-item>
          <text:p text:style-name="P5">Blue tooth (option)</text:p>
        </text:list-item>
        <text:list-item>
          <text:p text:style-name="P5">3G (option)</text:p>
        </text:list-item>
      </text:list>
      <text:p text:style-name="P9"/>
      <text:p text:style-name="P9"/>
      <text:h text:style-name="Heading_20_1" text:outline-level="1"><text:soft-page-break/>3. boot磁區規劃</text:h>
      <text:p text:style-name="P7"><text:tab/>Address Name Size Content</text:p>
      <text:p text:style-name="P7"><text:tab/>0x0000 ( 0x00000000 ) MBR 1K Partition table</text:p>
      <text:p text:style-name="P7"><text:tab/>0x0002 ( 0x00000400 ) U-boot 512K Boot loader program</text:p>
      <text:p text:style-name="P7"><text:tab/>0x3000 ( 0x00060000 ) R-Kernel + R-Ramdisk 7M For</text:p>
      <text:p text:style-name="P7"><text:tab/>0x6800 ( 0x000D0000 ) Kernel 4M Normal Kernel</text:p>
      <text:p text:style-name="P7"><text:tab/>0x8800 ( 0x00110000 ) - - Reserve</text:p>
      <text:h text:style-name="Heading_20_1" text:outline-level="1">4. Package list</text:h>
      <text:list xml:id="list864914911987081042" text:style-name="L2">
        <text:list-item>
          <text:p text:style-name="P10">U-boot</text:p>
        </text:list-item>
        <text:list-item>
          <text:p text:style-name="P10">Linux kernel 4.1.15</text:p>
        </text:list-item>
        <text:list-item>
          <text:p text:style-name="P10">Ubuntu 14.04.3 Server</text:p>
        </text:list-item>
        <text:list-item>
          <text:p text:style-name="P10">Kobs-ng</text:p>
        </text:list-item>
        <text:list-item>
          <text:p text:style-name="P10">wpa-supplicant</text:p>
        </text:list-item>
        <text:list-item>
          <text:p text:style-name="P10">gpu-viv-bin-mx6q</text:p>
        </text:list-item>
        <text:list-item>
          <text:p text:style-name="P10">xserver-xorg-drv-video-vivante</text:p>
        </text:list-item>
        <text:list-item>
          <text:p text:style-name="P10">autoconf</text:p>
        </text:list-item>
        <text:list-item>
          <text:p text:style-name="P10">alsa-utils</text:p>
        </text:list-item>
        <text:list-item>
          <text:p text:style-name="P10">core<text:span text:style-name="T4">utils</text:span></text:p>
        </text:list-item>
        <text:list-item>
          <text:p text:style-name="P11">dbus-glib</text:p>
        </text:list-item>
        <text:list-item>
          <text:p text:style-name="P11"><text:soft-page-break/>dropbear ssh client/server</text:p>
        </text:list-item>
        <text:list-item>
          <text:p text:style-name="P11">ethtool</text:p>
        </text:list-item>
        <text:list-item>
          <text:p text:style-name="P11">gnome-mine-data</text:p>
        </text:list-item>
        <text:list-item>
          <text:p text:style-name="P11">gnome-keyring</text:p>
        </text:list-item>
        <text:list-item>
          <text:p text:style-name="P11">gstreamer-plugins-base</text:p>
        </text:list-item>
        <text:list-item>
          <text:p text:style-name="P11">gstreamer-plugins-good</text:p>
        </text:list-item>
        <text:list-item>
          <text:p text:style-name="P11">gstreamer-plugins-bad</text:p>
        </text:list-item>
        <text:list-item>
          <text:p text:style-name="P11">gstreamer-plugins-ugly</text:p>
        </text:list-item>
        <text:list-item>
          <text:p text:style-name="P11">streamer FFmpeg plugins</text:p>
        </text:list-item>
        <text:list-item>
          <text:p text:style-name="P11">iproute</text:p>
        </text:list-item>
        <text:list-item>
          <text:p text:style-name="P11">libbonobo</text:p>
        </text:list-item>
        <text:list-item>
          <text:p text:style-name="P11">libmad</text:p>
        </text:list-item>
        <text:list-item>
          <text:p text:style-name="P11">libnet</text:p>
        </text:list-item>
        <text:list-item>
          <text:p text:style-name="P11">libsoup</text:p>
        </text:list-item>
        <text:list-item>
          <text:p text:style-name="P11">mtd-utils</text:p>
        </text:list-item>
        <text:list-item>
          <text:p text:style-name="P11">ntpclient</text:p>
        </text:list-item>
        <text:list-item>
          <text:p text:style-name="P11">openssh</text:p>
        </text:list-item>
        <text:list-item>
          <text:p text:style-name="P13">pciutils</text:p>
        </text:list-item>
        <text:list-item>
          <text:p text:style-name="P13">pkgconfig</text:p>
        </text:list-item>
        <text:list-item>
          <text:p text:style-name="P13"><text:soft-page-break/>ppp</text:p>
        </text:list-item>
        <text:list-item>
          <text:p text:style-name="P14">psmisc</text:p>
        </text:list-item>
        <text:list-item>
          <text:p text:style-name="P14">samba</text:p>
        </text:list-item>
        <text:list-item>
          <text:p text:style-name="P14">sysvinit</text:p>
        </text:list-item>
        <text:list-item>
          <text:p text:style-name="P14">tcp_wrappers</text:p>
        </text:list-item>
        <text:list-item>
          <text:p text:style-name="P14">libtz</text:p>
        </text:list-item>
        <text:list-item>
          <text:p text:style-name="P14">usbutils</text:p>
        </text:list-item>
        <text:list-item>
          <text:p text:style-name="P14">vsftpd</text:p>
        </text:list-item>
        <text:list-item>
          <text:p text:style-name="P14">apache</text:p>
        </text:list-item>
        <text:list-item>
          <text:p text:style-name="P14">actkbd</text:p>
        </text:list-item>
        <text:list-item>
          <text:p text:style-name="P14">nftf-3g</text:p>
        </text:list-item>
        <text:list-item>
          <text:p text:style-name="P14">firefox-bin</text:p>
        </text:list-item>
        <text:list-item>
          <text:p text:style-name="P14">fvwm</text:p>
        </text:list-item>
        <text:list-item>
          <text:p text:style-name="P14">netpbm</text:p>
        </text:list-item>
        <text:list-item>
          <text:p text:style-name="P14">ntp</text:p>
        </text:list-item>
        <text:list-item>
          <text:p text:style-name="P14">wvdial</text:p>
          <text:p text:style-name="P12"/>
        </text:list-item>
      </text:list>
      <text:h text:style-name="Heading_20_1" text:outline-level="1"><text:soft-page-break/></text:h>
      <text:h text:style-name="Heading_20_1" text:outline-level="1">5. Login</text:h>
      <text:p text:style-name="P7"><text:tab/>Id : root</text:p>
      <text:p text:style-name="P7"><text:tab/>Password : admin</text:p>
      <text:h text:style-name="Heading_20_1" text:outline-level="1">6. Debug Mode</text:h>
      <text:p text:style-name="P7"><text:tab/>在開機時接著Console,按住鍵盤 `<text:span text:style-name="T5">Tab</text:span>` 鍵,系統即可進入uramdisk debug模式</text:p>
      <text:h text:style-name="Heading_20_1" text:outline-level="1">7. 建立系統</text:h>
      <text:p text:style-name="P7"><text:tab/>將<text:span text:style-name="T5">rtx-pico-ubuntu-60T.zip (DDR3-1G,EMMC-4G) 使用Windows解壓縮後,執行mksd製作update使用的microsd卡.</text:span></text:p>
      <text:p text:style-name="P7">詳細內容請參考<text:span text:style-name="T5">mksd操作說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tarSymbol" svg:font-family="StarSymbol" style:font-charset="x-symbol"/>
    <style:font-face style:name="F" svg:font-family="" style:font-family-generic="roman"/>
    <style:font-face style:name="Lohit Marathi" svg:font-family="'Lohit Marathi'" style:font-pitch="variable"/>
    <style:font-face style:name="新細明體" svg:font-family="新細明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新細明體" style:font-family-asian="新細明體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" style:font-family-complex="'Lohit Marathi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" style:font-family-complex="'Lohit Marathi'" style:font-pitch-complex="variable"/>
    </style:style>
    <style:style style:name="標題2" style:family="paragraph" style:parent-style-name="Standard" style:next-style-name="Text_20_body">
      <style:paragraph-properties fo:margin-top="0.423cm" fo:margin-bottom="0.212cm" style:contextual-spacing="false" fo:keep-with-next="always"/>
    </style:style>
    <style:style style:name="挲隴恅趼" style:family="paragraph" style:parent-style-name="Standard">
      <style:paragraph-properties fo:margin-top="0.212cm" fo:margin-bottom="0.212cm" style:contextual-spacing="false" text:number-lines="false" text:line-number="0"/>
    </style:style>
    <style:style style:name="索引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先格式化的文字" style:family="paragraph" style:parent-style-name="Standard">
      <style:paragraph-properties fo:margin-top="0cm" fo:margin-bottom="0cm" style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預設段落字型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6-15T16:44:50.009020064</dc:date>
    <meta:print-date>1900-12-31T16:00:00</meta:print-date>
    <meta:editing-cycles>3</meta:editing-cycles>
    <meta:editing-duration>P11DT17H31M44S</meta:editing-duration>
    <meta:generator>LibreOffice/4.2.6.3$Linux_X86_64 LibreOffice_project/420m0$Build-3</meta:generator>
    <meta:document-statistic meta:table-count="0" meta:image-count="0" meta:object-count="0" meta:page-count="6" meta:paragraph-count="89" meta:word-count="332" meta:character-count="2352" meta:non-whitespace-character-count="22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